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1" svg:font-family="'DejaVu Sans'"/>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DejaVu Sans" svg:font-family="'DejaVu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DejaVu Sans Condensed" svg:font-family="'DejaVu Sans Condensed'"/>
    <style:font-face style:font-family-generic="system" style:font-pitch="variable" style:name="Lohit Hindi1" svg:font-family="'Lohit Hindi'"/>
    <style:font-face style:font-family-generic="system" style:font-pitch="variable" style:name="WenQuanYi Micro Hei1" svg:font-family="'WenQuanYi Micro Hei'"/>
  </office:font-face-decls>
  <office:automatic-styles>
    <style:style style:family="table" style:name="Tableau1">
      <style:table-properties style:width="16.999cm" table:align="margins"/>
    </style:style>
    <style:style style:family="table-column" style:name="Tableau1.A">
      <style:table-column-properties style:column-width="16.999cm" style:rel-column-width="65535*"/>
    </style:style>
    <style:style style:family="table-cell" style:name="Tableau1.A1">
      <style:table-cell-properties fo:border="none" fo:padding="0cm"/>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3" style:parent-style-name="Standard">
      <style:text-properties fo:font-weight="normal" style:font-weight-asian="normal" style:font-weight-complex="normal" style:text-underline-style="none"/>
    </style:style>
    <style:style style:family="paragraph" style:name="P4" style:parent-style-name="UrbanBody">
      <style:paragraph-properties fo:text-align="end" style:justify-single-word="false"/>
    </style:style>
    <style:style style:family="paragraph" style:name="P5" style:parent-style-name="UrbanTitle3">
      <style:paragraph-properties fo:text-align="center" style:justify-single-word="false"/>
    </style:style>
    <style:style style:family="paragraph" style:name="P6">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style:text-underline-style="none"/>
    </style:style>
    <style:style style:family="text" style:name="T4">
      <style:text-properties fo:font-weight="normal" style:font-weight-asian="normal" style:font-weight-complex="normal" style:text-underline-style="none"/>
    </style:style>
    <style:style style:family="text" style:name="T5">
      <style:text-properties fo:font-weight="bold" style:font-weight-asian="bold" style:font-weight-complex="bold"/>
    </style:style>
    <style:style style:family="text" style:name="T6">
      <style:text-properties fo:font-weight="normal" style:font-weight-asian="normal" style:font-weight-complex="normal"/>
    </style:style>
    <style:style style:family="text" style:name="T7">
      <style:text-properties fo:font-size="12pt" style:font-name="Times New Roman1" style:font-size-asian="12pt" style:font-size-complex="12pt"/>
    </style:style>
    <style:style style:family="text" style:name="T8">
      <style:text-properties fo:country="BE" fo:language="fr"/>
    </style:style>
    <style:style style:family="text" style:name="T9">
      <style:text-properties style:text-position="super 58%"/>
    </style:style>
    <style:style style:family="text" style:name="T10">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1">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2">
      <style:text-properties fo:color="#000000" fo:country="BE" fo:font-size="10pt" fo:font-style="normal" fo:font-weight="normal" fo:language="fr" fo:letter-spacing="normal" fo:text-shadow="none" style:country-asian="none" style:country-complex="none" style:font-name="DejaVu Sans1"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3">
      <style:text-properties fo:country="BE" fo:font-size="10pt" fo:font-style="normal" fo:font-weight="normal" fo:language="fr" fo:letter-spacing="normal" fo:text-shadow="none" style:country-asian="none" style:country-complex="none" style:font-name="DejaVu Sans1"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graphic" style:name="fr1" style:parent-style-name="Frame">
      <style:graphic-properties draw:shadow-opacity="100%" fo:border="none" fo:padding="0cm" style:horizontal-pos="from-left" style:horizontal-rel="paragraph" style:shadow="none" style:vertical-pos="from-top" style:vertical-rel="paragraph"/>
    </style:style>
    <style:style style:family="graphic" style:name="fr2" style:parent-style-name="Frame">
      <style:graphic-properties draw:fill="none" draw:fill-color="#ffffff" draw:shadow-opacity="100%" fo:background-color="transparent" fo:border="none" fo:padding="0cm" style:horizontal-pos="from-left" style:horizontal-rel="paragraph" style:number-wrapped-paragraphs="no-limit" style:shadow="none" style:vertical-pos="from-top" style:vertical-rel="paragraph" style:wrap="run-through"/>
    </style:style>
    <style:style style:family="section" style:name="Sect1">
      <style:section-properties style:editable="false">
        <style:columns fo:column-count="1" fo:column-gap="0cm"/>
      </style:section-properties>
    </style: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frame draw:name="Cadre2" draw:style-name="fr2" draw:z-index="0" svg:width="7.128cm" svg:x="0cm" svg:y="0cm" text:anchor-type="paragraph"><draw:text-box fo:min-height="5.226cm"><text:p text:style-name="P2"><office:annotation><dc:creator>Gauthier Bastien</dc:creator><dc:date>2011-01-13T14:56:41</dc:date><text:p text:style-name="P6"><text:span text:style-name="T10">do text</text:span></text:p><text:p text:style-name="P6"><text:span text:style-name="T10">from document(at=header, format='odt')</text:span></text:p></office:annotation><text:span text:style-name="T2">Import depuis header.odt</text:span></text:p></draw:text-box></draw:frame><text:text-input text:description="Date">urbanEventObj.getFormattedDate(withCityNamePrefix=True)</text:text-input></text:p>
      <text:p text:style-name="UrbanBody"/>
      <text:p text:style-name="UrbanBody"/>
      <text:p text:style-name="UrbanBody"/>
      <text:p text:style-name="UrbanBody"><draw:frame draw:name="Cadre1" draw:style-name="fr1" draw:z-index="1" svg:height="2.977cm" svg:width="8.849cm" svg:x="7.906cm" svg:y="0.268cm" text:anchor-type="paragraph"><draw:text-box><text:p text:style-name="Frame_20_contents"><office:annotation><dc:creator>Gauthier Bastien</dc:creator><dc:date>2011-02-16T14:49:10</dc:date><text:p text:style-name="P6"><text:span text:style-name="T10">do text if not len(self.getApplicants()) &gt; 1</text:span></text:p><text:p text:style-name="P6"><text:span text:style-name="T10">from xhtml(</text:span><text:span text:style-name="T11">tool.decorateHTML('UrbanAddress', </text:span><text:span text:style-name="T10">applicantobj.getSignaletic(withaddress=True,linebyline=True)))</text:span></text:p></office:annotation><text:span text:style-name="T4">Titre Nom Prénom<text:line-break/>Adresse ligne1<text:line-break/>Adresse ligne2</text:span></text:p><text:p text:style-name="Frame_20_contents"><text:span text:style-name="T4"><office:annotation><dc:creator>Gauthier Bastien</dc:creator><dc:date>2011-02-17T09:18:17</dc:date><text:p text:style-name="P6"><text:span text:style-name="T10">do text if </text:span><text:span text:style-name="T11">len(self.getApplicants()) &gt; 1</text:span></text:p></office:annotation></text:span><text:span text:style-name="T4">&lt;%Titre%&gt; &lt;%Nom%&gt; &lt;%Prenom%&gt;<text:line-break/>&lt;%AdresseLigne1%&gt;<text:line-break/>&lt;%AdresseLigne2%&gt;</text:span></text:p><text:h text:outline-level="2" text:style-name="Heading_20_2">RECOMMANDE</text:h><text:p text:style-name="Standard"/><text:p text:style-name="Standard"/><text:p text:style-name="Standard"/><text:p text:style-name="P3"><office:annotation><dc:creator>Gauthier Bastien</dc:creator><dc:date>2011-02-17T09:18:17</dc:date><text:p text:style-name="P6"><text:span text:style-name="T10">do text if </text:span><text:span text:style-name="T11">len(self.getApplicants()) &gt; 1</text:span></text:p></office:annotation><text:text-input text:description="Plusieurs demandeurs">self.getMultipleApplicants()</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Accusé de réception d'une demande de permis d'urbanisme</text:p>
      <text:p text:style-name="P5">Article 116 §1er du CWATUPE</text:p>
      <text:p text:style-name="UrbanBody"/>
      <text:p text:style-name="UrbanBody"><text:span text:style-name="T7"/></text:p>
      <text:p text:style-name="UrbanBody"/>
      <text:p text:style-name="UrbanBody"><office:annotation><dc:creator>Gauthier Bastien</dc:creator><dc:date>2011-02-16T16:12:24</dc:date><text:p text:style-name="P6"><text:span text:style-name="T13">do text if len(self.getApplicants()) &gt; 1</text:span></text:p></office:annotation><text:span text:style-name="T5">Demandeurs :</text:span> <text:text-input text:description="Demandeurs">self.getApplicantsSignaletic()</text:text-input></text:p>
      <text:p text:style-name="UrbanBody"><office:annotation><dc:creator>Gauthier Bastien</dc:creator><dc:date>2011-02-16T16:13:21</dc:date><text:p text:style-name="P6"><text:span text:style-name="T12">do text if not len(self.getApplicants()) &gt; 1</text:span></text:p></office:annotation><text:span text:style-name="T5">Demandeur :</text:span> <text:text-input text:description="Demandeurs">self.getApplicantsSignaletic()</text:text-input></text:p>
      <text:p text:style-name="UrbanBody"><text:span text:style-name="T5">Objet :</text:span> <text:text-input text:description="Objet des travaux">self.getLicenceSubject()</text:text-input></text:p>
      <text:p text:style-name="UrbanBody"><text:span text:style-name="T5">Situation :</text:span> <text:text-input text:description="Situation des travaux">self.getWorkLocationSignaletic()</text:text-input></text:p>
      <text:p text:style-name="UrbanBody"><text:span text:style-name="T5">Référence cadastrale</text:span> : <text:text-input text:description="Parcelles">licence_view.get_parcels()</text:text-input></text:p>
      <text:p text:style-name="UrbanBody"/>
      <text:p text:style-name="UrbanBody"/>
      <text:p text:style-name="UrbanBody"><office:annotation><dc:creator>Gauthier Bastien</dc:creator><dc:date>2011-02-21T09:23:46</dc:date><text:p text:style-name="P6"><text:span text:style-name="T11">do text if not len(self.getApplicants()) &gt; 1</text:span></text:p></office:annotation><text:text-input text:description="Titre du demandeur">applicantobj.getPersonTitleValue()</text:text-input>,</text:p>
      <text:p text:style-name="UrbanBody"><office:annotation><dc:creator>Gauthier Bastien</dc:creator><dc:date>2011-02-21T09:23:46</dc:date><text:p text:style-name="P6"><text:span text:style-name="T11">do text if len(self.getApplicants()) &gt; 1</text:span></text:p></office:annotation><text:span text:style-name="T3"><office:annotation><dc:creator>Gauthier Bastien</dc:creator><dc:date>2011-02-17T09:18:17</dc:date><text:p text:style-name="P6"><text:span text:style-name="T10">do text if </text:span><text:span text:style-name="T11">len(self.getApplicants()) &gt; 1</text:span></text:p></office:annotation></text:span><text:span text:style-name="T3">&lt;%Titre%&gt;</text:span>,</text:p>
      <text:p text:style-name="UrbanBody"/>
      <text:p text:style-name="UrbanBody">Nous avons l'honneur de vous confirmer que le dossier déposé le <text:text-input text:description="Date du récépissé">tool.formatDate(self.getLastDeposit().getEventDate())</text:text-input><text:s/>(date de récépissé) est déclaré <text:span text:style-name="T5">complet et recevable.</text:span></text:p>
      <text:p text:style-name="UrbanBody"/>
      <text:p text:style-name="UrbanBody">Par conséquent, en conformité avec l'article 116 § 1<text:span text:style-name="T9">er</text:span> du CWATUPE modifié par le décret du 27 novembre 1997, nous accusons réception du dossier.</text:p>
      <text:p text:style-name="UrbanBody"/>
      <text:p text:style-name="UrbanBody"><office:annotation><dc:date>2009-07-28T00:00:00</dc:date><text:p>do text if not self.askFD()</text:p></office:annotation>En vertu de l'article 107 § 1er du CWATUPE, votre demande <text:span text:style-name="T5">ne sera pas soumise à l'avis préalable du Fonctionnaire-délégué</text:span>.<text:line-break/></text:p>
      <text:p text:style-name="UrbanBody"><text:span text:style-name="T6"><office:annotation><dc:date>2009-07-28T00:00:00</dc:date><text:p>do text if self.askFD()</text:p></office:annotation></text:span><text:span text:style-name="T6">En vertu de l'article 107 § 2 du CWATUPE, votre demande </text:span><text:span text:style-name="T5">sera soumise à l'avis préalable du Fonctionnaire-Délégué</text:span><text:span text:style-name="T6">.</text:span></text:p>
      <table:table table:name="Tableau1" table:style-name="Tableau1">
        <table:table-column table:style-name="Tableau1.A"/>
        <table:table-row>
          <table:table-cell office:value-type="string" table:style-name="Tableau1.A1">
            <text:p text:style-name="UrbanBody"><text:span text:style-name="T8"><office:annotation><dc:date>2008-08-06T00:00:00</dc:date><text:p>do table if self.getInvestigationStart()</text:p></office:annotation></text:span><text:span text:style-name="T8"><text:line-break/>En application de l’article 330,1 à 13 et 331 du CWATUPE, la présente demande est soumise aux mesures particulières de publicité pendant quinze jours et jusqu’à la date du </text:span><text:span text:style-name="T8"><text:text-input text:description="Date fin enquête">tool.formatDate(self.getInvestigationEnd())</text:text-input></text:span><text:span text:style-name="T8"><text:s/>inclus;</text:span></text:p>
            <text:p text:style-name="UrbanBody"/>
            <text:p text:style-name="UrbanBody">Dès le lendemain du jour où il est en possession de l’accusé de réception et jusqu’au jour de la clôture de l’enquête publique, le demandeur est tenu d’afficher sur le terrain faisant l’objet de la demande :</text:p>
            <text:p text:style-name="UrbanBody">un ou plusieurs avis conformes à l’annexe 25;</text:p>
            <text:p text:style-name="UrbanBody">dans les cas visés à l’article 330,1° à 5° et 12°, ou lorsque la dérogation porte sur le gabarit d’un bâtiment, une vue axonométrique du projet et des bâtiments contigus;</text:p>
            <text:p text:style-name="UrbanBody">lorsque la demande a pour objet un lotissement ou des constructions groupées visées à l’article 126, <text:soft-page-break/>un plan indiquant le parcellaire, les zones constructibles ou les implantations prévues, les voiries à modifier ou à créer et les voiries publiques les plus proches.</text:p>
            <text:p text:style-name="UrbanBody"/>
            <text:p text:style-name="UrbanBody">Les avis sont imprimés en noir sur papier de couleur jaune de 35 dm² minimum et sont placés le long de la voie publique à raison d’un avis par 50 mètres de terrain situés à front de voirie</text:p>
            <text:p text:style-name="UrbanBody"/>
            <text:p text:style-name="UrbanBody">Si le terrain ne jouxte pas une voirie publique carrossable, ils sont apposés par l'Administration Communale le long de la voie publique carrossable la plus proche à raison de deux avis par hectare de terrain</text:p>
            <text:p text:style-name="UrbanBody">(CWATUPE, art.334).</text:p>
            <text:p text:style-name="UrbanBody"/>
            <text:p text:style-name="UrbanBody">Lorsque la demande a pour objet un lotissement ou des constructions groupées visée à l’article 126, dès le lendemain du jour où il et en possession de l’accusé de réception, le demandeur jalonne le pourtour du terrain au moyen de piquets jaunes de 1,5 à 2 mètres de hauteur placés tous les 50 mètres (CWATUPE, art.335).</text:p>
          </table:table-cell>
        </table:table-row>
      </table:table>
      <text:p text:style-name="UrbanBody"><office:annotation><dc:creator>Gauthier Bastien</dc:creator><dc:date>2011-02-17T13:23:01</dc:date><text:p text:style-name="P6"><text:span text:style-name="T10">do text if len(self.getSolicitOpinionsTo()) &gt; 0</text:span></text:p></office:annotation><text:line-break/>La présente demande est soumise à la consultation des services ou commissions suivants :</text:p>
      <text:section text:name="Section1" text:style-name="Sect1">
        <text:p text:style-name="UrbanBody"><office:annotation><dc:creator>Stéphan Geulette</dc:creator><dc:date>2011-04-04T10:27:09</dc:date><text:p><text:span text:style-name="T10">do section- for opinion in self.getSolicitOpinionsTo()</text:span></text:p></office:annotation><text:text-input text:description="Avis demandé">self.getValueForTemplate('solicitOpinionsTo', raw_value=opinion)</text:text-input><text:s/><text:text-input text:description="Avis demandé">self.getTerm('foldermakers', opinion).getFormattedDescription(False, prefix=': ')</text:text-input></text:p>
      </text:section>
      <text:p text:style-name="UrbanBody"><office:annotation><dc:creator>Stéphan Geulette</dc:creator><dc:date>2011-04-04T10:40:18</dc:date><text:p text:style-name="P6"><text:span text:style-name="T11">do text if len(self.getSolicitOpinionsTo()) &gt; 0 or self.getInvestigationStart()</text:span></text:p></office:annotation><text:line-break/>Cependant, l'article 4, 2° du CWATUPE stipule que le délai prescrit pour une enquête publique ou pour la consultation des services et commissions est suspendu entre le 16 juillet et le 15 août.</text:p>
      <text:p text:style-name="UrbanBody"><office:annotation><dc:creator>Stéphan Geulette</dc:creator><dc:date>2011-04-04T10:40:18</dc:date><text:p text:style-name="P6"><text:span text:style-name="T11">do text if len(self.getSolicitOpinionsTo()) &gt; 0</text:span></text:p></office:annotation><text:line-break/>Ces services ou commissions transmettent leur avis dans les trente jours de la demande du Collège Communal. Passé ce délai, l’avis est réputé favorable (CWATUPE, art.116 § 2).</text:p>
      <text:p text:style-name="UrbanBody"/>
      <text:p text:style-name="UrbanBody">Le projet n'est pas susceptible d'avoir des incidences notables sur l'environnement, tenant compte des critères de sélection pertinents visés à l'article D66 §2 du Livre 1er du Code de l'Environnement ainsi que des informations connues à ce stade de l'instruction de la demande de permis.</text:p>
      <text:p text:style-name="UrbanBody"/>
      <text:p text:style-name="UrbanBody">En application de l’article 117 du CWATUPE, l’envoi de la décision du Collège Communal interviendra dans un délai de <text:text-input text:description="Délai">self.getAnnoncedDelay(theObject=True).getDeadLineDelay()</text:text-input><text:s/>jours à compter de la date du récépissé.</text:p>
      <text:p text:style-name="UrbanBody"/>
      <text:p text:style-name="UrbanBody"><office:annotation><dc:creator>Gauthier Bastien</dc:creator><dc:date>2011-02-21T09:23:46</dc:date><text:p text:style-name="P6"><text:span text:style-name="T11">do text if not len(self.getApplicants()) &gt; 1</text:span></text:p></office:annotation>Demeurant à votre disposition, nous vous prions d'agréer, <text:text-input text:description="Titre du demandeur">applicantobj.getPersonTitleValue()</text:text-input>, nos salutations distinguées.</text:p>
      <text:p text:style-name="UrbanBody"><office:annotation><dc:creator>Gauthier Bastien</dc:creator><dc:date>2011-02-21T09:23:46</dc:date><text:p text:style-name="P6"><text:span text:style-name="T11">do text if len(self.getApplicants()) &gt; 1</text:span></text:p></office:annotation>Demeurant à votre disposition, nous vous prions d'agréer, <text:span text:style-name="T3">&lt;%Titre%&gt;</text:span>, nos salutations distinguées.</text:p>
      <text:p text:style-name="UrbanBody"/>
      <text:p text:style-name="UrbanBody"/>
      <text:p text:style-name="UrbanBody"><office:annotation><dc:creator>Gauthier Bastien</dc:creator><dc:date>2011-01-13T14:56:41</dc:date><text:p text:style-name="P6"><text:span text:style-name="T10">do text</text:span></text:p><text:p text:style-name="P6"><text:span text:style-name="T10">from document(at=signatures, format='odt')</text:span></text:p></office:annotation><text:span text:style-name="T1">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1" svg:font-family="'DejaVu Sans'"/>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DejaVu Sans" svg:font-family="'DejaVu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DejaVu Sans Condensed" svg:font-family="'DejaVu Sans Condensed'"/>
    <style:font-face style:font-family-generic="system" style:font-pitch="variable" style:name="Lohit Hindi1" svg:font-family="'Lohit Hindi'"/>
    <style:font-face style:font-family-generic="system" style:font-pitch="variable" style:name="WenQuanYi Micro Hei1" svg:font-family="'WenQuanYi Micro Hei'"/>
  </office:font-face-decls>
  <office:automatic-styles>
    <style:style style:family="table" style:name="Tableau1">
      <style:table-properties style:width="16.999cm" table:align="margins"/>
    </style:style>
    <style:style style:family="table-column" style:name="Tableau1.A">
      <style:table-column-properties style:column-width="16.999cm" style:rel-column-width="65535*"/>
    </style:style>
    <style:style style:family="table-cell" style:name="Tableau1.A1">
      <style:table-cell-properties fo:border="none" fo:padding="0cm"/>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3" style:parent-style-name="Standard">
      <style:text-properties fo:font-weight="normal" style:font-weight-asian="normal" style:font-weight-complex="normal" style:text-underline-style="none"/>
    </style:style>
    <style:style style:family="paragraph" style:name="P4" style:parent-style-name="UrbanBody">
      <style:paragraph-properties fo:text-align="end" style:justify-single-word="false"/>
    </style:style>
    <style:style style:family="paragraph" style:name="P5" style:parent-style-name="UrbanTitle3">
      <style:paragraph-properties fo:text-align="center" style:justify-single-word="false"/>
    </style:style>
    <style:style style:family="paragraph" style:name="P6">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style:text-underline-style="none"/>
    </style:style>
    <style:style style:family="text" style:name="T4">
      <style:text-properties fo:font-weight="normal" style:font-weight-asian="normal" style:font-weight-complex="normal" style:text-underline-style="none"/>
    </style:style>
    <style:style style:family="text" style:name="T5">
      <style:text-properties fo:font-weight="bold" style:font-weight-asian="bold" style:font-weight-complex="bold"/>
    </style:style>
    <style:style style:family="text" style:name="T6">
      <style:text-properties fo:font-weight="normal" style:font-weight-asian="normal" style:font-weight-complex="normal"/>
    </style:style>
    <style:style style:family="text" style:name="T7">
      <style:text-properties fo:font-size="12pt" style:font-name="Times New Roman1" style:font-size-asian="12pt" style:font-size-complex="12pt"/>
    </style:style>
    <style:style style:family="text" style:name="T8">
      <style:text-properties fo:country="BE" fo:language="fr"/>
    </style:style>
    <style:style style:family="text" style:name="T9">
      <style:text-properties style:text-position="super 58%"/>
    </style:style>
    <style:style style:family="text" style:name="T10">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1">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2">
      <style:text-properties fo:color="#000000" fo:country="BE" fo:font-size="10pt" fo:font-style="normal" fo:font-weight="normal" fo:language="fr" fo:letter-spacing="normal" fo:text-shadow="none" style:country-asian="none" style:country-complex="none" style:font-name="DejaVu Sans1"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3">
      <style:text-properties fo:country="BE" fo:font-size="10pt" fo:font-style="normal" fo:font-weight="normal" fo:language="fr" fo:letter-spacing="normal" fo:text-shadow="none" style:country-asian="none" style:country-complex="none" style:font-name="DejaVu Sans1"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graphic" style:name="fr1" style:parent-style-name="Frame">
      <style:graphic-properties draw:shadow-opacity="100%" fo:border="none" fo:padding="0cm" style:horizontal-pos="from-left" style:horizontal-rel="paragraph" style:shadow="none" style:vertical-pos="from-top" style:vertical-rel="paragraph"/>
    </style:style>
    <style:style style:family="graphic" style:name="fr2" style:parent-style-name="Frame">
      <style:graphic-properties draw:fill="none" draw:fill-color="#ffffff" draw:shadow-opacity="100%" fo:background-color="transparent" fo:border="none" fo:padding="0cm" style:horizontal-pos="from-left" style:horizontal-rel="paragraph" style:number-wrapped-paragraphs="no-limit" style:shadow="none" style:vertical-pos="from-top" style:vertical-rel="paragraph" style:wrap="run-through"/>
    </style:style>
    <style:style style:family="section" style:name="Sect1">
      <style:section-properties style:editable="false">
        <style:columns fo:column-count="1" fo:column-gap="0cm"/>
      </style:section-properties>
    </style: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frame draw:name="Cadre2" draw:style-name="fr2" draw:z-index="0" svg:width="7.128cm" svg:x="0cm" svg:y="0cm" text:anchor-type="paragraph"><draw:text-box fo:min-height="5.226cm"><text:p text:style-name="P2"><office:annotation><dc:creator>Gauthier Bastien</dc:creator><dc:date>2011-01-13T14:56:41</dc:date><text:p text:style-name="P6"><text:span text:style-name="T10">do text</text:span></text:p><text:p text:style-name="P6"><text:span text:style-name="T10">from document(at=header, format='odt')</text:span></text:p></office:annotation><text:span text:style-name="T2">Import depuis header.odt</text:span></text:p></draw:text-box></draw:frame><text:text-input text:description="Date">urbanEventObj.getFormattedDate(withCityNamePrefix=True)</text:text-input></text:p>
      <text:p text:style-name="UrbanBody"/>
      <text:p text:style-name="UrbanBody"/>
      <text:p text:style-name="UrbanBody"/>
      <text:p text:style-name="UrbanBody"><draw:frame draw:name="Cadre1" draw:style-name="fr1" draw:z-index="1" svg:height="2.977cm" svg:width="8.849cm" svg:x="7.906cm" svg:y="0.268cm" text:anchor-type="paragraph"><draw:text-box><text:p text:style-name="Frame_20_contents"><office:annotation><dc:creator>Gauthier Bastien</dc:creator><dc:date>2011-02-16T14:49:10</dc:date><text:p text:style-name="P6"><text:span text:style-name="T10">do text if not len(self.getApplicants()) &gt; 1</text:span></text:p><text:p text:style-name="P6"><text:span text:style-name="T10">from xhtml(</text:span><text:span text:style-name="T11">tool.decorateHTML('UrbanAddress', </text:span><text:span text:style-name="T10">applicantobj.getSignaletic(withaddress=True,linebyline=True)))</text:span></text:p></office:annotation><text:span text:style-name="T4">Titre Nom Prénom<text:line-break/>Adresse ligne1<text:line-break/>Adresse ligne2</text:span></text:p><text:p text:style-name="Frame_20_contents"><text:span text:style-name="T4"><office:annotation><dc:creator>Gauthier Bastien</dc:creator><dc:date>2011-02-17T09:18:17</dc:date><text:p text:style-name="P6"><text:span text:style-name="T10">do text if </text:span><text:span text:style-name="T11">len(self.getApplicants()) &gt; 1</text:span></text:p></office:annotation></text:span><text:span text:style-name="T4">&lt;%Titre%&gt; &lt;%Nom%&gt; &lt;%Prenom%&gt;<text:line-break/>&lt;%AdresseLigne1%&gt;<text:line-break/>&lt;%AdresseLigne2%&gt;</text:span></text:p><text:h text:outline-level="2" text:style-name="Heading_20_2">RECOMMANDE</text:h><text:p text:style-name="Standard"/><text:p text:style-name="Standard"/><text:p text:style-name="Standard"/><text:p text:style-name="P3"><office:annotation><dc:creator>Gauthier Bastien</dc:creator><dc:date>2011-02-17T09:18:17</dc:date><text:p text:style-name="P6"><text:span text:style-name="T10">do text if </text:span><text:span text:style-name="T11">len(self.getApplicants()) &gt; 1</text:span></text:p></office:annotation><text:text-input text:description="Plusieurs demandeurs">self.getMultipleApplicants()</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Accusé de réception d'une demande de permis d'urbanisme</text:p>
      <text:p text:style-name="P5">Article 116 §1er du CWATUPE</text:p>
      <text:p text:style-name="UrbanBody"/>
      <text:p text:style-name="UrbanBody"><text:span text:style-name="T7"/></text:p>
      <text:p text:style-name="UrbanBody"/>
      <text:p text:style-name="UrbanBody"><office:annotation><dc:creator>Gauthier Bastien</dc:creator><dc:date>2011-02-16T16:12:24</dc:date><text:p text:style-name="P6"><text:span text:style-name="T13">do text if len(self.getApplicants()) &gt; 1</text:span></text:p></office:annotation><text:span text:style-name="T5">Demandeurs :</text:span> <text:text-input text:description="Demandeurs">self.getApplicantsSignaletic()</text:text-input></text:p>
      <text:p text:style-name="UrbanBody"><office:annotation><dc:creator>Gauthier Bastien</dc:creator><dc:date>2011-02-16T16:13:21</dc:date><text:p text:style-name="P6"><text:span text:style-name="T12">do text if not len(self.getApplicants()) &gt; 1</text:span></text:p></office:annotation><text:span text:style-name="T5">Demandeur :</text:span> <text:text-input text:description="Demandeurs">self.getApplicantsSignaletic()</text:text-input></text:p>
      <text:p text:style-name="UrbanBody"><text:span text:style-name="T5">Objet :</text:span> <text:text-input text:description="Objet des travaux">self.getLicenceSubject()</text:text-input></text:p>
      <text:p text:style-name="UrbanBody"><text:span text:style-name="T5">Situation :</text:span> <text:text-input text:description="Situation des travaux">self.getWorkLocationSignaletic()</text:text-input></text:p>
      <text:p text:style-name="UrbanBody"><text:span text:style-name="T5">Référence cadastrale</text:span> : <text:text-input text:description="Parcelles">licence_view.get_parcels()</text:text-input></text:p>
      <text:p text:style-name="UrbanBody"/>
      <text:p text:style-name="UrbanBody"/>
      <text:p text:style-name="UrbanBody"><office:annotation><dc:creator>Gauthier Bastien</dc:creator><dc:date>2011-02-21T09:23:46</dc:date><text:p text:style-name="P6"><text:span text:style-name="T11">do text if not len(self.getApplicants()) &gt; 1</text:span></text:p></office:annotation><text:text-input text:description="Titre du demandeur">applicantobj.getPersonTitleValue()</text:text-input>,</text:p>
      <text:p text:style-name="UrbanBody"><office:annotation><dc:creator>Gauthier Bastien</dc:creator><dc:date>2011-02-21T09:23:46</dc:date><text:p text:style-name="P6"><text:span text:style-name="T11">do text if len(self.getApplicants()) &gt; 1</text:span></text:p></office:annotation><text:span text:style-name="T3"><office:annotation><dc:creator>Gauthier Bastien</dc:creator><dc:date>2011-02-17T09:18:17</dc:date><text:p text:style-name="P6"><text:span text:style-name="T10">do text if </text:span><text:span text:style-name="T11">len(self.getApplicants()) &gt; 1</text:span></text:p></office:annotation></text:span><text:span text:style-name="T3">&lt;%Titre%&gt;</text:span>,</text:p>
      <text:p text:style-name="UrbanBody"/>
      <text:p text:style-name="UrbanBody">Nous avons l'honneur de vous confirmer que le dossier déposé le <text:text-input text:description="Date du récépissé">tool.formatDate(self.getLastDeposit().getEventDate())</text:text-input><text:s/>(date de récépissé) est déclaré <text:span text:style-name="T5">complet et recevable.</text:span></text:p>
      <text:p text:style-name="UrbanBody"/>
      <text:p text:style-name="UrbanBody">Par conséquent, en conformité avec l'article 116 § 1<text:span text:style-name="T9">er</text:span> du CWATUPE modifié par le décret du 27 novembre 1997, nous accusons réception du dossier.</text:p>
      <text:p text:style-name="UrbanBody"/>
      <text:p text:style-name="UrbanBody"><office:annotation><dc:date>2009-07-28T00:00:00</dc:date><text:p>do text if not self.askFD()</text:p></office:annotation>En vertu de l'article 107 § 1er du CWATUPE, votre demande <text:span text:style-name="T5">ne sera pas soumise à l'avis préalable du Fonctionnaire-délégué</text:span>.<text:line-break/></text:p>
      <text:p text:style-name="UrbanBody"><text:span text:style-name="T6"><office:annotation><dc:date>2009-07-28T00:00:00</dc:date><text:p>do text if self.askFD()</text:p></office:annotation></text:span><text:span text:style-name="T6">En vertu de l'article 107 § 2 du CWATUPE, votre demande </text:span><text:span text:style-name="T5">sera soumise à l'avis préalable du Fonctionnaire-Délégué</text:span><text:span text:style-name="T6">.</text:span></text:p>
      <table:table table:name="Tableau1" table:style-name="Tableau1">
        <table:table-column table:style-name="Tableau1.A"/>
        <table:table-row>
          <table:table-cell office:value-type="string" table:style-name="Tableau1.A1">
            <text:p text:style-name="UrbanBody"><text:span text:style-name="T8"><office:annotation><dc:date>2008-08-06T00:00:00</dc:date><text:p>do table if self.getInvestigationStart()</text:p></office:annotation></text:span><text:span text:style-name="T8"><text:line-break/>En application de l’article 330,1 à 13 et 331 du CWATUPE, la présente demande est soumise aux mesures particulières de publicité pendant quinze jours et jusqu’à la date du </text:span><text:span text:style-name="T8"><text:text-input text:description="Date fin enquête">tool.formatDate(self.getInvestigationEnd())</text:text-input></text:span><text:span text:style-name="T8"><text:s/>inclus;</text:span></text:p>
            <text:p text:style-name="UrbanBody"/>
            <text:p text:style-name="UrbanBody">Dès le lendemain du jour où il est en possession de l’accusé de réception et jusqu’au jour de la clôture de l’enquête publique, le demandeur est tenu d’afficher sur le terrain faisant l’objet de la demande :</text:p>
            <text:p text:style-name="UrbanBody">un ou plusieurs avis conformes à l’annexe 25;</text:p>
            <text:p text:style-name="UrbanBody">dans les cas visés à l’article 330,1° à 5° et 12°, ou lorsque la dérogation porte sur le gabarit d’un bâtiment, une vue axonométrique du projet et des bâtiments contigus;</text:p>
            <text:p text:style-name="UrbanBody">lorsque la demande a pour objet un lotissement ou des constructions groupées visées à l’article 126, <text:soft-page-break/>un plan indiquant le parcellaire, les zones constructibles ou les implantations prévues, les voiries à modifier ou à créer et les voiries publiques les plus proches.</text:p>
            <text:p text:style-name="UrbanBody"/>
            <text:p text:style-name="UrbanBody">Les avis sont imprimés en noir sur papier de couleur jaune de 35 dm² minimum et sont placés le long de la voie publique à raison d’un avis par 50 mètres de terrain situés à front de voirie</text:p>
            <text:p text:style-name="UrbanBody"/>
            <text:p text:style-name="UrbanBody">Si le terrain ne jouxte pas une voirie publique carrossable, ils sont apposés par l'Administration Communale le long de la voie publique carrossable la plus proche à raison de deux avis par hectare de terrain</text:p>
            <text:p text:style-name="UrbanBody">(CWATUPE, art.334).</text:p>
            <text:p text:style-name="UrbanBody"/>
            <text:p text:style-name="UrbanBody">Lorsque la demande a pour objet un lotissement ou des constructions groupées visée à l’article 126, dès le lendemain du jour où il et en possession de l’accusé de réception, le demandeur jalonne le pourtour du terrain au moyen de piquets jaunes de 1,5 à 2 mètres de hauteur placés tous les 50 mètres (CWATUPE, art.335).</text:p>
          </table:table-cell>
        </table:table-row>
      </table:table>
      <text:p text:style-name="UrbanBody"><office:annotation><dc:creator>Gauthier Bastien</dc:creator><dc:date>2011-02-17T13:23:01</dc:date><text:p text:style-name="P6"><text:span text:style-name="T10">do text if len(self.getSolicitOpinionsTo()) &gt; 0</text:span></text:p></office:annotation><text:line-break/>La présente demande est soumise à la consultation des services ou commissions suivants :</text:p>
      <text:section text:name="Section1" text:style-name="Sect1">
        <text:p text:style-name="UrbanBody"><office:annotation><dc:creator>Stéphan Geulette</dc:creator><dc:date>2011-04-04T10:27:09</dc:date><text:p><text:span text:style-name="T10">do section- for opinion in self.getSolicitOpinionsTo()</text:span></text:p></office:annotation><text:text-input text:description="Avis demandé">self.getValueForTemplate('solicitOpinionsTo', raw_value=opinion)</text:text-input><text:s/><text:text-input text:description="Avis demandé">self.getTerm('foldermakers', opinion).getFormattedDescription(False, prefix=': ')</text:text-input></text:p>
      </text:section>
      <text:p text:style-name="UrbanBody"><office:annotation><dc:creator>Stéphan Geulette</dc:creator><dc:date>2011-04-04T10:40:18</dc:date><text:p text:style-name="P6"><text:span text:style-name="T11">do text if len(self.getSolicitOpinionsTo()) &gt; 0 or self.getInvestigationStart()</text:span></text:p></office:annotation><text:line-break/>Cependant, l'article 4, 2° du CWATUPE stipule que le délai prescrit pour une enquête publique ou pour la consultation des services et commissions est suspendu entre le 16 juillet et le 15 août.</text:p>
      <text:p text:style-name="UrbanBody"><office:annotation><dc:creator>Stéphan Geulette</dc:creator><dc:date>2011-04-04T10:40:18</dc:date><text:p text:style-name="P6"><text:span text:style-name="T11">do text if len(self.getSolicitOpinionsTo()) &gt; 0</text:span></text:p></office:annotation><text:line-break/>Ces services ou commissions transmettent leur avis dans les trente jours de la demande du Collège Communal. Passé ce délai, l’avis est réputé favorable (CWATUPE, art.116 § 2).</text:p>
      <text:p text:style-name="UrbanBody"/>
      <text:p text:style-name="UrbanBody">Le projet n'est pas susceptible d'avoir des incidences notables sur l'environnement, tenant compte des critères de sélection pertinents visés à l'article D66 §2 du Livre 1er du Code de l'Environnement ainsi que des informations connues à ce stade de l'instruction de la demande de permis.</text:p>
      <text:p text:style-name="UrbanBody"/>
      <text:p text:style-name="UrbanBody">En application de l’article 117 du CWATUPE, l’envoi de la décision du Collège Communal interviendra dans un délai de <text:text-input text:description="Délai">self.getAnnoncedDelay(theObject=True).getDeadLineDelay()</text:text-input><text:s/>jours à compter de la date du récépissé.</text:p>
      <text:p text:style-name="UrbanBody"/>
      <text:p text:style-name="UrbanBody"><office:annotation><dc:creator>Gauthier Bastien</dc:creator><dc:date>2011-02-21T09:23:46</dc:date><text:p text:style-name="P6"><text:span text:style-name="T11">do text if not len(self.getApplicants()) &gt; 1</text:span></text:p></office:annotation>Demeurant à votre disposition, nous vous prions d'agréer, <text:text-input text:description="Titre du demandeur">applicantobj.getPersonTitleValue()</text:text-input>, nos salutations distinguées.</text:p>
      <text:p text:style-name="UrbanBody"><office:annotation><dc:creator>Gauthier Bastien</dc:creator><dc:date>2011-02-21T09:23:46</dc:date><text:p text:style-name="P6"><text:span text:style-name="T11">do text if len(self.getApplicants()) &gt; 1</text:span></text:p></office:annotation>Demeurant à votre disposition, nous vous prions d'agréer, <text:span text:style-name="T3">&lt;%Titre%&gt;</text:span>, nos salutations distinguées.</text:p>
      <text:p text:style-name="UrbanBody"/>
      <text:p text:style-name="UrbanBody"/>
      <text:p text:style-name="UrbanBody"><office:annotation><dc:creator>Gauthier Bastien</dc:creator><dc:date>2011-01-13T14:56:41</dc:date><text:p text:style-name="P6"><text:span text:style-name="T10">do text</text:span></text:p><text:p text:style-name="P6"><text:span text:style-name="T10">from document(at=signatures, format='odt')</text:span></text:p></office:annotation><text:span text:style-name="T1">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1" svg:font-family="'DejaVu Sans'"/>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DejaVu Sans" svg:font-family="'DejaVu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DejaVu Sans Condensed" svg:font-family="'DejaVu Sans Condensed'"/>
    <style:font-face style:font-family-generic="system" style:font-pitch="variable" style:name="Lohit Hindi1" svg:font-family="'Lohit Hindi'"/>
    <style:font-face style:font-family-generic="system" style:font-pitch="variable" style:name="WenQuanYi Micro Hei1" svg:font-family="'WenQuanYi Micro Hei'"/>
  </office:font-face-decls>
  <office:automatic-styles>
    <style:style style:family="table" style:name="Tableau1">
      <style:table-properties style:width="16.999cm" table:align="margins"/>
    </style:style>
    <style:style style:family="table-column" style:name="Tableau1.A">
      <style:table-column-properties style:column-width="16.999cm" style:rel-column-width="65535*"/>
    </style:style>
    <style:style style:family="table-cell" style:name="Tableau1.A1">
      <style:table-cell-properties fo:border="none" fo:padding="0cm"/>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3" style:parent-style-name="Standard">
      <style:text-properties fo:font-weight="normal" style:font-weight-asian="normal" style:font-weight-complex="normal" style:text-underline-style="none"/>
    </style:style>
    <style:style style:family="paragraph" style:name="P4" style:parent-style-name="UrbanBody">
      <style:paragraph-properties fo:text-align="end" style:justify-single-word="false"/>
    </style:style>
    <style:style style:family="paragraph" style:name="P5" style:parent-style-name="UrbanTitle3">
      <style:paragraph-properties fo:text-align="center" style:justify-single-word="false"/>
    </style:style>
    <style:style style:family="paragraph" style:name="P6">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style:text-underline-style="none"/>
    </style:style>
    <style:style style:family="text" style:name="T4">
      <style:text-properties fo:font-weight="normal" style:font-weight-asian="normal" style:font-weight-complex="normal" style:text-underline-style="none"/>
    </style:style>
    <style:style style:family="text" style:name="T5">
      <style:text-properties fo:font-weight="bold" style:font-weight-asian="bold" style:font-weight-complex="bold"/>
    </style:style>
    <style:style style:family="text" style:name="T6">
      <style:text-properties fo:font-weight="normal" style:font-weight-asian="normal" style:font-weight-complex="normal"/>
    </style:style>
    <style:style style:family="text" style:name="T7">
      <style:text-properties fo:font-size="12pt" style:font-name="Times New Roman1" style:font-size-asian="12pt" style:font-size-complex="12pt"/>
    </style:style>
    <style:style style:family="text" style:name="T8">
      <style:text-properties fo:country="BE" fo:language="fr"/>
    </style:style>
    <style:style style:family="text" style:name="T9">
      <style:text-properties style:text-position="super 58%"/>
    </style:style>
    <style:style style:family="text" style:name="T10">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1">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2">
      <style:text-properties fo:color="#000000" fo:country="BE" fo:font-size="10pt" fo:font-style="normal" fo:font-weight="normal" fo:language="fr" fo:letter-spacing="normal" fo:text-shadow="none" style:country-asian="none" style:country-complex="none" style:font-name="DejaVu Sans1"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3">
      <style:text-properties fo:country="BE" fo:font-size="10pt" fo:font-style="normal" fo:font-weight="normal" fo:language="fr" fo:letter-spacing="normal" fo:text-shadow="none" style:country-asian="none" style:country-complex="none" style:font-name="DejaVu Sans1"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graphic" style:name="fr1" style:parent-style-name="Frame">
      <style:graphic-properties draw:shadow-opacity="100%" fo:border="none" fo:padding="0cm" style:horizontal-pos="from-left" style:horizontal-rel="paragraph" style:shadow="none" style:vertical-pos="from-top" style:vertical-rel="paragraph"/>
    </style:style>
    <style:style style:family="graphic" style:name="fr2" style:parent-style-name="Frame">
      <style:graphic-properties draw:fill="none" draw:fill-color="#ffffff" draw:shadow-opacity="100%" fo:background-color="transparent" fo:border="none" fo:padding="0cm" style:horizontal-pos="from-left" style:horizontal-rel="paragraph" style:number-wrapped-paragraphs="no-limit" style:shadow="none" style:vertical-pos="from-top" style:vertical-rel="paragraph" style:wrap="run-through"/>
    </style:style>
    <style:style style:family="section" style:name="Sect1">
      <style:section-properties style:editable="false">
        <style:columns fo:column-count="1" fo:column-gap="0cm"/>
      </style:section-properties>
    </style: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frame draw:name="Cadre2" draw:style-name="fr2" draw:z-index="0" svg:width="7.128cm" svg:x="0cm" svg:y="0cm" text:anchor-type="paragraph"><draw:text-box fo:min-height="5.226cm"><text:p text:style-name="P2"><office:annotation><dc:creator>Gauthier Bastien</dc:creator><dc:date>2011-01-13T14:56:41</dc:date><text:p text:style-name="P6"><text:span text:style-name="T10">do text</text:span></text:p><text:p text:style-name="P6"><text:span text:style-name="T10">from document(at=header, format='odt')</text:span></text:p></office:annotation><text:span text:style-name="T2">Import depuis header.odt</text:span></text:p></draw:text-box></draw:frame><text:text-input text:description="Date">urbanEventObj.getFormattedDate(withCityNamePrefix=True)</text:text-input></text:p>
      <text:p text:style-name="UrbanBody"/>
      <text:p text:style-name="UrbanBody"/>
      <text:p text:style-name="UrbanBody"/>
      <text:p text:style-name="UrbanBody"><draw:frame draw:name="Cadre1" draw:style-name="fr1" draw:z-index="1" svg:height="2.977cm" svg:width="8.849cm" svg:x="7.906cm" svg:y="0.268cm" text:anchor-type="paragraph"><draw:text-box><text:p text:style-name="Frame_20_contents"><office:annotation><dc:creator>Gauthier Bastien</dc:creator><dc:date>2011-02-16T14:49:10</dc:date><text:p text:style-name="P6"><text:span text:style-name="T10">do text if not len(self.getApplicants()) &gt; 1</text:span></text:p><text:p text:style-name="P6"><text:span text:style-name="T10">from xhtml(</text:span><text:span text:style-name="T11">tool.decorateHTML('UrbanAddress', </text:span><text:span text:style-name="T10">applicantobj.getSignaletic(withaddress=True,linebyline=True)))</text:span></text:p></office:annotation><text:span text:style-name="T4">Titre Nom Prénom<text:line-break/>Adresse ligne1<text:line-break/>Adresse ligne2</text:span></text:p><text:p text:style-name="Frame_20_contents"><text:span text:style-name="T4"><office:annotation><dc:creator>Gauthier Bastien</dc:creator><dc:date>2011-02-17T09:18:17</dc:date><text:p text:style-name="P6"><text:span text:style-name="T10">do text if </text:span><text:span text:style-name="T11">len(self.getApplicants()) &gt; 1</text:span></text:p></office:annotation></text:span><text:span text:style-name="T4">&lt;%Titre%&gt; &lt;%Nom%&gt; &lt;%Prenom%&gt;<text:line-break/>&lt;%AdresseLigne1%&gt;<text:line-break/>&lt;%AdresseLigne2%&gt;</text:span></text:p><text:h text:outline-level="2" text:style-name="Heading_20_2">RECOMMANDE</text:h><text:p text:style-name="Standard"/><text:p text:style-name="Standard"/><text:p text:style-name="Standard"/><text:p text:style-name="P3"><office:annotation><dc:creator>Gauthier Bastien</dc:creator><dc:date>2011-02-17T09:18:17</dc:date><text:p text:style-name="P6"><text:span text:style-name="T10">do text if </text:span><text:span text:style-name="T11">len(self.getApplicants()) &gt; 1</text:span></text:p></office:annotation><text:text-input text:description="Plusieurs demandeurs">self.getMultipleApplicants()</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Accusé de réception d'une demande de permis d'urbanisme</text:p>
      <text:p text:style-name="P5">Article 116 §1er du CWATUPE</text:p>
      <text:p text:style-name="UrbanBody"/>
      <text:p text:style-name="UrbanBody"><text:span text:style-name="T7"/></text:p>
      <text:p text:style-name="UrbanBody"/>
      <text:p text:style-name="UrbanBody"><office:annotation><dc:creator>Gauthier Bastien</dc:creator><dc:date>2011-02-16T16:12:24</dc:date><text:p text:style-name="P6"><text:span text:style-name="T13">do text if len(self.getApplicants()) &gt; 1</text:span></text:p></office:annotation><text:span text:style-name="T5">Demandeurs :</text:span> <text:text-input text:description="Demandeurs">self.getApplicantsSignaletic()</text:text-input></text:p>
      <text:p text:style-name="UrbanBody"><office:annotation><dc:creator>Gauthier Bastien</dc:creator><dc:date>2011-02-16T16:13:21</dc:date><text:p text:style-name="P6"><text:span text:style-name="T12">do text if not len(self.getApplicants()) &gt; 1</text:span></text:p></office:annotation><text:span text:style-name="T5">Demandeur :</text:span> <text:text-input text:description="Demandeurs">self.getApplicantsSignaletic()</text:text-input></text:p>
      <text:p text:style-name="UrbanBody"><text:span text:style-name="T5">Objet :</text:span> <text:text-input text:description="Objet des travaux">self.getLicenceSubject()</text:text-input></text:p>
      <text:p text:style-name="UrbanBody"><text:span text:style-name="T5">Situation :</text:span> <text:text-input text:description="Situation des travaux">self.getWorkLocationSignaletic()</text:text-input></text:p>
      <text:p text:style-name="UrbanBody"><text:span text:style-name="T5">Référence cadastrale</text:span> : <text:text-input text:description="Parcelles">licence_view.get_parcels()</text:text-input></text:p>
      <text:p text:style-name="UrbanBody"/>
      <text:p text:style-name="UrbanBody"/>
      <text:p text:style-name="UrbanBody"><office:annotation><dc:creator>Gauthier Bastien</dc:creator><dc:date>2011-02-21T09:23:46</dc:date><text:p text:style-name="P6"><text:span text:style-name="T11">do text if not len(self.getApplicants()) &gt; 1</text:span></text:p></office:annotation><text:text-input text:description="Titre du demandeur">applicantobj.getPersonTitleValue()</text:text-input>,</text:p>
      <text:p text:style-name="UrbanBody"><office:annotation><dc:creator>Gauthier Bastien</dc:creator><dc:date>2011-02-21T09:23:46</dc:date><text:p text:style-name="P6"><text:span text:style-name="T11">do text if len(self.getApplicants()) &gt; 1</text:span></text:p></office:annotation><text:span text:style-name="T3"><office:annotation><dc:creator>Gauthier Bastien</dc:creator><dc:date>2011-02-17T09:18:17</dc:date><text:p text:style-name="P6"><text:span text:style-name="T10">do text if </text:span><text:span text:style-name="T11">len(self.getApplicants()) &gt; 1</text:span></text:p></office:annotation></text:span><text:span text:style-name="T3">&lt;%Titre%&gt;</text:span>,</text:p>
      <text:p text:style-name="UrbanBody"/>
      <text:p text:style-name="UrbanBody">Nous avons l'honneur de vous confirmer que le dossier déposé le <text:text-input text:description="Date du récépissé">tool.formatDate(self.getLastDeposit().getEventDate())</text:text-input><text:s/>(date de récépissé) est déclaré <text:span text:style-name="T5">complet et recevable.</text:span></text:p>
      <text:p text:style-name="UrbanBody"/>
      <text:p text:style-name="UrbanBody">Par conséquent, en conformité avec l'article 116 § 1<text:span text:style-name="T9">er</text:span> du CWATUPE modifié par le décret du 27 novembre 1997, nous accusons réception du dossier.</text:p>
      <text:p text:style-name="UrbanBody"/>
      <text:p text:style-name="UrbanBody"><office:annotation><dc:date>2009-07-28T00:00:00</dc:date><text:p>do text if not self.askFD()</text:p></office:annotation>En vertu de l'article 107 § 1er du CWATUPE, votre demande <text:span text:style-name="T5">ne sera pas soumise à l'avis préalable du Fonctionnaire-délégué</text:span>.<text:line-break/></text:p>
      <text:p text:style-name="UrbanBody"><text:span text:style-name="T6"><office:annotation><dc:date>2009-07-28T00:00:00</dc:date><text:p>do text if self.askFD()</text:p></office:annotation></text:span><text:span text:style-name="T6">En vertu de l'article 107 § 2 du CWATUPE, votre demande </text:span><text:span text:style-name="T5">sera soumise à l'avis préalable du Fonctionnaire-Délégué</text:span><text:span text:style-name="T6">.</text:span></text:p>
      <table:table table:name="Tableau1" table:style-name="Tableau1">
        <table:table-column table:style-name="Tableau1.A"/>
        <table:table-row>
          <table:table-cell office:value-type="string" table:style-name="Tableau1.A1">
            <text:p text:style-name="UrbanBody"><text:span text:style-name="T8"><office:annotation><dc:date>2008-08-06T00:00:00</dc:date><text:p>do table if self.getInvestigationStart()</text:p></office:annotation></text:span><text:span text:style-name="T8"><text:line-break/>En application de l’article 330,1 à 13 et 331 du CWATUPE, la présente demande est soumise aux mesures particulières de publicité pendant quinze jours et jusqu’à la date du </text:span><text:span text:style-name="T8"><text:text-input text:description="Date fin enquête">tool.formatDate(self.getInvestigationEnd())</text:text-input></text:span><text:span text:style-name="T8"><text:s/>inclus;</text:span></text:p>
            <text:p text:style-name="UrbanBody"/>
            <text:p text:style-name="UrbanBody">Dès le lendemain du jour où il est en possession de l’accusé de réception et jusqu’au jour de la clôture de l’enquête publique, le demandeur est tenu d’afficher sur le terrain faisant l’objet de la demande :</text:p>
            <text:p text:style-name="UrbanBody">un ou plusieurs avis conformes à l’annexe 25;</text:p>
            <text:p text:style-name="UrbanBody">dans les cas visés à l’article 330,1° à 5° et 12°, ou lorsque la dérogation porte sur le gabarit d’un bâtiment, une vue axonométrique du projet et des bâtiments contigus;</text:p>
            <text:p text:style-name="UrbanBody">lorsque la demande a pour objet un lotissement ou des constructions groupées visées à l’article 126, <text:soft-page-break/>un plan indiquant le parcellaire, les zones constructibles ou les implantations prévues, les voiries à modifier ou à créer et les voiries publiques les plus proches.</text:p>
            <text:p text:style-name="UrbanBody"/>
            <text:p text:style-name="UrbanBody">Les avis sont imprimés en noir sur papier de couleur jaune de 35 dm² minimum et sont placés le long de la voie publique à raison d’un avis par 50 mètres de terrain situés à front de voirie</text:p>
            <text:p text:style-name="UrbanBody"/>
            <text:p text:style-name="UrbanBody">Si le terrain ne jouxte pas une voirie publique carrossable, ils sont apposés par l'Administration Communale le long de la voie publique carrossable la plus proche à raison de deux avis par hectare de terrain</text:p>
            <text:p text:style-name="UrbanBody">(CWATUPE, art.334).</text:p>
            <text:p text:style-name="UrbanBody"/>
            <text:p text:style-name="UrbanBody">Lorsque la demande a pour objet un lotissement ou des constructions groupées visée à l’article 126, dès le lendemain du jour où il et en possession de l’accusé de réception, le demandeur jalonne le pourtour du terrain au moyen de piquets jaunes de 1,5 à 2 mètres de hauteur placés tous les 50 mètres (CWATUPE, art.335).</text:p>
          </table:table-cell>
        </table:table-row>
      </table:table>
      <text:p text:style-name="UrbanBody"><office:annotation><dc:creator>Gauthier Bastien</dc:creator><dc:date>2011-02-17T13:23:01</dc:date><text:p text:style-name="P6"><text:span text:style-name="T10">do text if len(self.getSolicitOpinionsTo()) &gt; 0</text:span></text:p></office:annotation><text:line-break/>La présente demande est soumise à la consultation des services ou commissions suivants :</text:p>
      <text:section text:name="Section1" text:style-name="Sect1">
        <text:p text:style-name="UrbanBody"><office:annotation><dc:creator>Stéphan Geulette</dc:creator><dc:date>2011-04-04T10:27:09</dc:date><text:p><text:span text:style-name="T10">do section- for opinion in self.getSolicitOpinionsTo()</text:span></text:p></office:annotation><text:text-input text:description="Avis demandé">self.getValueForTemplate('solicitOpinionsTo', raw_value=opinion)</text:text-input><text:s/><text:text-input text:description="Avis demandé">self.getTerm('foldermakers', opinion).getFormattedDescription(False, prefix=': ')</text:text-input></text:p>
      </text:section>
      <text:p text:style-name="UrbanBody"><office:annotation><dc:creator>Stéphan Geulette</dc:creator><dc:date>2011-04-04T10:40:18</dc:date><text:p text:style-name="P6"><text:span text:style-name="T11">do text if len(self.getSolicitOpinionsTo()) &gt; 0 or self.getInvestigationStart()</text:span></text:p></office:annotation><text:line-break/>Cependant, l'article 4, 2° du CWATUPE stipule que le délai prescrit pour une enquête publique ou pour la consultation des services et commissions est suspendu entre le 16 juillet et le 15 août.</text:p>
      <text:p text:style-name="UrbanBody"><office:annotation><dc:creator>Stéphan Geulette</dc:creator><dc:date>2011-04-04T10:40:18</dc:date><text:p text:style-name="P6"><text:span text:style-name="T11">do text if len(self.getSolicitOpinionsTo()) &gt; 0</text:span></text:p></office:annotation><text:line-break/>Ces services ou commissions transmettent leur avis dans les trente jours de la demande du Collège Communal. Passé ce délai, l’avis est réputé favorable (CWATUPE, art.116 § 2).</text:p>
      <text:p text:style-name="UrbanBody"/>
      <text:p text:style-name="UrbanBody">Le projet n'est pas susceptible d'avoir des incidences notables sur l'environnement, tenant compte des critères de sélection pertinents visés à l'article D66 §2 du Livre 1er du Code de l'Environnement ainsi que des informations connues à ce stade de l'instruction de la demande de permis.</text:p>
      <text:p text:style-name="UrbanBody"/>
      <text:p text:style-name="UrbanBody">En application de l’article 117 du CWATUPE, l’envoi de la décision du Collège Communal interviendra dans un délai de <text:text-input text:description="Délai">self.getAnnoncedDelay(theObject=True).getDeadLineDelay()</text:text-input><text:s/>jours à compter de la date du récépissé.</text:p>
      <text:p text:style-name="UrbanBody"/>
      <text:p text:style-name="UrbanBody"><office:annotation><dc:creator>Gauthier Bastien</dc:creator><dc:date>2011-02-21T09:23:46</dc:date><text:p text:style-name="P6"><text:span text:style-name="T11">do text if not len(self.getApplicants()) &gt; 1</text:span></text:p></office:annotation>Demeurant à votre disposition, nous vous prions d'agréer, <text:text-input text:description="Titre du demandeur">applicantobj.getPersonTitleValue()</text:text-input>, nos salutations distinguées.</text:p>
      <text:p text:style-name="UrbanBody"><office:annotation><dc:creator>Gauthier Bastien</dc:creator><dc:date>2011-02-21T09:23:46</dc:date><text:p text:style-name="P6"><text:span text:style-name="T11">do text if len(self.getApplicants()) &gt; 1</text:span></text:p></office:annotation>Demeurant à votre disposition, nous vous prions d'agréer, <text:span text:style-name="T3">&lt;%Titre%&gt;</text:span>, nos salutations distinguées.</text:p>
      <text:p text:style-name="UrbanBody"/>
      <text:p text:style-name="UrbanBody"/>
      <text:p text:style-name="UrbanBody"><office:annotation><dc:creator>Gauthier Bastien</dc:creator><dc:date>2011-01-13T14:56:41</dc:date><text:p text:style-name="P6"><text:span text:style-name="T10">do text</text:span></text:p><text:p text:style-name="P6"><text:span text:style-name="T10">from document(at=signatures, format='odt')</text:span></text:p></office:annotation><text:span text:style-name="T1">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1" svg:font-family="'DejaVu Sans'"/>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DejaVu Sans" svg:font-family="'DejaVu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DejaVu Sans Condensed" svg:font-family="'DejaVu Sans Condensed'"/>
    <style:font-face style:font-family-generic="system" style:font-pitch="variable" style:name="Lohit Hindi1" svg:font-family="'Lohit Hindi'"/>
    <style:font-face style:font-family-generic="system" style:font-pitch="variable" style:name="WenQuanYi Micro Hei1" svg:font-family="'WenQuanYi Micro Hei'"/>
  </office:font-face-decls>
  <office:automatic-styles>
    <style:style style:family="table" style:name="Tableau1">
      <style:table-properties style:width="16.999cm" table:align="margins"/>
    </style:style>
    <style:style style:family="table-column" style:name="Tableau1.A">
      <style:table-column-properties style:column-width="16.999cm" style:rel-column-width="65535*"/>
    </style:style>
    <style:style style:family="table-cell" style:name="Tableau1.A1">
      <style:table-cell-properties fo:border="none" fo:padding="0cm"/>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3" style:parent-style-name="Standard">
      <style:text-properties fo:font-weight="normal" style:font-weight-asian="normal" style:font-weight-complex="normal" style:text-underline-style="none"/>
    </style:style>
    <style:style style:family="paragraph" style:name="P4" style:parent-style-name="UrbanBody">
      <style:paragraph-properties fo:text-align="end" style:justify-single-word="false"/>
    </style:style>
    <style:style style:family="paragraph" style:name="P5" style:parent-style-name="UrbanTitle3">
      <style:paragraph-properties fo:text-align="center" style:justify-single-word="false"/>
    </style:style>
    <style:style style:family="paragraph" style:name="P6">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style:text-underline-style="none"/>
    </style:style>
    <style:style style:family="text" style:name="T4">
      <style:text-properties fo:font-weight="normal" style:font-weight-asian="normal" style:font-weight-complex="normal" style:text-underline-style="none"/>
    </style:style>
    <style:style style:family="text" style:name="T5">
      <style:text-properties fo:font-weight="bold" style:font-weight-asian="bold" style:font-weight-complex="bold"/>
    </style:style>
    <style:style style:family="text" style:name="T6">
      <style:text-properties fo:font-weight="normal" style:font-weight-asian="normal" style:font-weight-complex="normal"/>
    </style:style>
    <style:style style:family="text" style:name="T7">
      <style:text-properties fo:font-size="12pt" style:font-name="Times New Roman1" style:font-size-asian="12pt" style:font-size-complex="12pt"/>
    </style:style>
    <style:style style:family="text" style:name="T8">
      <style:text-properties fo:country="BE" fo:language="fr"/>
    </style:style>
    <style:style style:family="text" style:name="T9">
      <style:text-properties style:text-position="super 58%"/>
    </style:style>
    <style:style style:family="text" style:name="T10">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1">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2">
      <style:text-properties fo:color="#000000" fo:country="BE" fo:font-size="10pt" fo:font-style="normal" fo:font-weight="normal" fo:language="fr" fo:letter-spacing="normal" fo:text-shadow="none" style:country-asian="none" style:country-complex="none" style:font-name="DejaVu Sans1"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3">
      <style:text-properties fo:country="BE" fo:font-size="10pt" fo:font-style="normal" fo:font-weight="normal" fo:language="fr" fo:letter-spacing="normal" fo:text-shadow="none" style:country-asian="none" style:country-complex="none" style:font-name="DejaVu Sans1"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graphic" style:name="fr1" style:parent-style-name="Frame">
      <style:graphic-properties draw:shadow-opacity="100%" fo:border="none" fo:padding="0cm" style:horizontal-pos="from-left" style:horizontal-rel="paragraph" style:shadow="none" style:vertical-pos="from-top" style:vertical-rel="paragraph"/>
    </style:style>
    <style:style style:family="graphic" style:name="fr2" style:parent-style-name="Frame">
      <style:graphic-properties draw:fill="none" draw:fill-color="#ffffff" draw:shadow-opacity="100%" fo:background-color="transparent" fo:border="none" fo:padding="0cm" style:horizontal-pos="from-left" style:horizontal-rel="paragraph" style:number-wrapped-paragraphs="no-limit" style:shadow="none" style:vertical-pos="from-top" style:vertical-rel="paragraph" style:wrap="run-through"/>
    </style:style>
    <style:style style:family="section" style:name="Sect1">
      <style:section-properties style:editable="false">
        <style:columns fo:column-count="1" fo:column-gap="0cm"/>
      </style:section-properties>
    </style: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frame draw:name="Cadre2" draw:style-name="fr2" draw:z-index="0" svg:width="7.128cm" svg:x="0cm" svg:y="0cm" text:anchor-type="paragraph"><draw:text-box fo:min-height="5.226cm"><text:p text:style-name="P2"><office:annotation><dc:creator>Gauthier Bastien</dc:creator><dc:date>2011-01-13T14:56:41</dc:date><text:p text:style-name="P6"><text:span text:style-name="T10">do text</text:span></text:p><text:p text:style-name="P6"><text:span text:style-name="T10">from document(at=header, format='odt')</text:span></text:p></office:annotation><text:span text:style-name="T2">Import depuis header.odt</text:span></text:p></draw:text-box></draw:frame><text:text-input text:description="Date">urbanEventObj.getFormattedDate(withCityNamePrefix=True)</text:text-input></text:p>
      <text:p text:style-name="UrbanBody"/>
      <text:p text:style-name="UrbanBody"/>
      <text:p text:style-name="UrbanBody"/>
      <text:p text:style-name="UrbanBody"><draw:frame draw:name="Cadre1" draw:style-name="fr1" draw:z-index="1" svg:height="2.977cm" svg:width="8.849cm" svg:x="7.906cm" svg:y="0.268cm" text:anchor-type="paragraph"><draw:text-box><text:p text:style-name="Frame_20_contents"><office:annotation><dc:creator>Gauthier Bastien</dc:creator><dc:date>2011-02-16T14:49:10</dc:date><text:p text:style-name="P6"><text:span text:style-name="T10">do text if not len(self.getApplicants()) &gt; 1</text:span></text:p><text:p text:style-name="P6"><text:span text:style-name="T10">from xhtml(</text:span><text:span text:style-name="T11">tool.decorateHTML('UrbanAddress', </text:span><text:span text:style-name="T10">applicantobj.getSignaletic(withaddress=True,linebyline=True)))</text:span></text:p></office:annotation><text:span text:style-name="T4">Titre Nom Prénom<text:line-break/>Adresse ligne1<text:line-break/>Adresse ligne2</text:span></text:p><text:p text:style-name="Frame_20_contents"><text:span text:style-name="T4"><office:annotation><dc:creator>Gauthier Bastien</dc:creator><dc:date>2011-02-17T09:18:17</dc:date><text:p text:style-name="P6"><text:span text:style-name="T10">do text if </text:span><text:span text:style-name="T11">len(self.getApplicants()) &gt; 1</text:span></text:p></office:annotation></text:span><text:span text:style-name="T4">&lt;%Titre%&gt; &lt;%Nom%&gt; &lt;%Prenom%&gt;<text:line-break/>&lt;%AdresseLigne1%&gt;<text:line-break/>&lt;%AdresseLigne2%&gt;</text:span></text:p><text:h text:outline-level="2" text:style-name="Heading_20_2">RECOMMANDE</text:h><text:p text:style-name="Standard"/><text:p text:style-name="Standard"/><text:p text:style-name="Standard"/><text:p text:style-name="P3"><office:annotation><dc:creator>Gauthier Bastien</dc:creator><dc:date>2011-02-17T09:18:17</dc:date><text:p text:style-name="P6"><text:span text:style-name="T10">do text if </text:span><text:span text:style-name="T11">len(self.getApplicants()) &gt; 1</text:span></text:p></office:annotation><text:text-input text:description="Plusieurs demandeurs">self.getMultipleApplicants()</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Accusé de réception d'une demande de permis d'urbanisme</text:p>
      <text:p text:style-name="P5">Article 116 §1er du CWATUPE</text:p>
      <text:p text:style-name="UrbanBody"/>
      <text:p text:style-name="UrbanBody"><text:span text:style-name="T7"/></text:p>
      <text:p text:style-name="UrbanBody"/>
      <text:p text:style-name="UrbanBody"><office:annotation><dc:creator>Gauthier Bastien</dc:creator><dc:date>2011-02-16T16:12:24</dc:date><text:p text:style-name="P6"><text:span text:style-name="T13">do text if len(self.getApplicants()) &gt; 1</text:span></text:p></office:annotation><text:span text:style-name="T5">Demandeurs :</text:span> <text:text-input text:description="Demandeurs">self.getApplicantsSignaletic()</text:text-input></text:p>
      <text:p text:style-name="UrbanBody"><office:annotation><dc:creator>Gauthier Bastien</dc:creator><dc:date>2011-02-16T16:13:21</dc:date><text:p text:style-name="P6"><text:span text:style-name="T12">do text if not len(self.getApplicants()) &gt; 1</text:span></text:p></office:annotation><text:span text:style-name="T5">Demandeur :</text:span> <text:text-input text:description="Demandeurs">self.getApplicantsSignaletic()</text:text-input></text:p>
      <text:p text:style-name="UrbanBody"><text:span text:style-name="T5">Objet :</text:span> <text:text-input text:description="Objet des travaux">self.getLicenceSubject()</text:text-input></text:p>
      <text:p text:style-name="UrbanBody"><text:span text:style-name="T5">Situation :</text:span> <text:text-input text:description="Situation des travaux">self.getWorkLocationSignaletic()</text:text-input></text:p>
      <text:p text:style-name="UrbanBody"><text:span text:style-name="T5">Référence cadastrale</text:span> : <text:text-input text:description="Parcelles">licence_view.get_parcels()</text:text-input></text:p>
      <text:p text:style-name="UrbanBody"/>
      <text:p text:style-name="UrbanBody"/>
      <text:p text:style-name="UrbanBody"><office:annotation><dc:creator>Gauthier Bastien</dc:creator><dc:date>2011-02-21T09:23:46</dc:date><text:p text:style-name="P6"><text:span text:style-name="T11">do text if not len(self.getApplicants()) &gt; 1</text:span></text:p></office:annotation><text:text-input text:description="Titre du demandeur">applicantobj.getPersonTitleValue()</text:text-input>,</text:p>
      <text:p text:style-name="UrbanBody"><office:annotation><dc:creator>Gauthier Bastien</dc:creator><dc:date>2011-02-21T09:23:46</dc:date><text:p text:style-name="P6"><text:span text:style-name="T11">do text if len(self.getApplicants()) &gt; 1</text:span></text:p></office:annotation><text:span text:style-name="T3"><office:annotation><dc:creator>Gauthier Bastien</dc:creator><dc:date>2011-02-17T09:18:17</dc:date><text:p text:style-name="P6"><text:span text:style-name="T10">do text if </text:span><text:span text:style-name="T11">len(self.getApplicants()) &gt; 1</text:span></text:p></office:annotation></text:span><text:span text:style-name="T3">&lt;%Titre%&gt;</text:span>,</text:p>
      <text:p text:style-name="UrbanBody"/>
      <text:p text:style-name="UrbanBody">Nous avons l'honneur de vous confirmer que le dossier déposé le <text:text-input text:description="Date du récépissé">tool.formatDate(self.getLastDeposit().getEventDate())</text:text-input><text:s/>(date de récépissé) est déclaré <text:span text:style-name="T5">complet et recevable.</text:span></text:p>
      <text:p text:style-name="UrbanBody"/>
      <text:p text:style-name="UrbanBody">Par conséquent, en conformité avec l'article 116 § 1<text:span text:style-name="T9">er</text:span> du CWATUPE modifié par le décret du 27 novembre 1997, nous accusons réception du dossier.</text:p>
      <text:p text:style-name="UrbanBody"/>
      <text:p text:style-name="UrbanBody"><office:annotation><dc:date>2009-07-28T00:00:00</dc:date><text:p>do text if not self.askFD()</text:p></office:annotation>En vertu de l'article 107 § 1er du CWATUPE, votre demande <text:span text:style-name="T5">ne sera pas soumise à l'avis préalable du Fonctionnaire-délégué</text:span>.<text:line-break/></text:p>
      <text:p text:style-name="UrbanBody"><text:span text:style-name="T6"><office:annotation><dc:date>2009-07-28T00:00:00</dc:date><text:p>do text if self.askFD()</text:p></office:annotation></text:span><text:span text:style-name="T6">En vertu de l'article 107 § 2 du CWATUPE, votre demande </text:span><text:span text:style-name="T5">sera soumise à l'avis préalable du Fonctionnaire-Délégué</text:span><text:span text:style-name="T6">.</text:span></text:p>
      <table:table table:name="Tableau1" table:style-name="Tableau1">
        <table:table-column table:style-name="Tableau1.A"/>
        <table:table-row>
          <table:table-cell office:value-type="string" table:style-name="Tableau1.A1">
            <text:p text:style-name="UrbanBody"><text:span text:style-name="T8"><office:annotation><dc:date>2008-08-06T00:00:00</dc:date><text:p>do table if self.getInvestigationStart()</text:p></office:annotation></text:span><text:span text:style-name="T8"><text:line-break/>En application de l’article 330,1 à 13 et 331 du CWATUPE, la présente demande est soumise aux mesures particulières de publicité pendant quinze jours et jusqu’à la date du </text:span><text:span text:style-name="T8"><text:text-input text:description="Date fin enquête">tool.formatDate(self.getInvestigationEnd())</text:text-input></text:span><text:span text:style-name="T8"><text:s/>inclus;</text:span></text:p>
            <text:p text:style-name="UrbanBody"/>
            <text:p text:style-name="UrbanBody">Dès le lendemain du jour où il est en possession de l’accusé de réception et jusqu’au jour de la clôture de l’enquête publique, le demandeur est tenu d’afficher sur le terrain faisant l’objet de la demande :</text:p>
            <text:p text:style-name="UrbanBody">un ou plusieurs avis conformes à l’annexe 25;</text:p>
            <text:p text:style-name="UrbanBody">dans les cas visés à l’article 330,1° à 5° et 12°, ou lorsque la dérogation porte sur le gabarit d’un bâtiment, une vue axonométrique du projet et des bâtiments contigus;</text:p>
            <text:p text:style-name="UrbanBody">lorsque la demande a pour objet un lotissement ou des constructions groupées visées à l’article 126, <text:soft-page-break/>un plan indiquant le parcellaire, les zones constructibles ou les implantations prévues, les voiries à modifier ou à créer et les voiries publiques les plus proches.</text:p>
            <text:p text:style-name="UrbanBody"/>
            <text:p text:style-name="UrbanBody">Les avis sont imprimés en noir sur papier de couleur jaune de 35 dm² minimum et sont placés le long de la voie publique à raison d’un avis par 50 mètres de terrain situés à front de voirie</text:p>
            <text:p text:style-name="UrbanBody"/>
            <text:p text:style-name="UrbanBody">Si le terrain ne jouxte pas une voirie publique carrossable, ils sont apposés par l'Administration Communale le long de la voie publique carrossable la plus proche à raison de deux avis par hectare de terrain</text:p>
            <text:p text:style-name="UrbanBody">(CWATUPE, art.334).</text:p>
            <text:p text:style-name="UrbanBody"/>
            <text:p text:style-name="UrbanBody">Lorsque la demande a pour objet un lotissement ou des constructions groupées visée à l’article 126, dès le lendemain du jour où il et en possession de l’accusé de réception, le demandeur jalonne le pourtour du terrain au moyen de piquets jaunes de 1,5 à 2 mètres de hauteur placés tous les 50 mètres (CWATUPE, art.335).</text:p>
          </table:table-cell>
        </table:table-row>
      </table:table>
      <text:p text:style-name="UrbanBody"><office:annotation><dc:creator>Gauthier Bastien</dc:creator><dc:date>2011-02-17T13:23:01</dc:date><text:p text:style-name="P6"><text:span text:style-name="T10">do text if len(self.getSolicitOpinionsTo()) &gt; 0</text:span></text:p></office:annotation><text:line-break/>La présente demande est soumise à la consultation des services ou commissions suivants :</text:p>
      <text:section text:name="Section1" text:style-name="Sect1">
        <text:p text:style-name="UrbanBody"><office:annotation><dc:creator>Stéphan Geulette</dc:creator><dc:date>2011-04-04T10:27:09</dc:date><text:p><text:span text:style-name="T10">do section- for opinion in self.getSolicitOpinionsTo()</text:span></text:p></office:annotation><text:text-input text:description="Avis demandé">self.getValueForTemplate('solicitOpinionsTo', raw_value=opinion)</text:text-input><text:s/><text:text-input text:description="Avis demandé">self.getTerm('foldermakers', opinion).getFormattedDescription(False, prefix=': ')</text:text-input></text:p>
      </text:section>
      <text:p text:style-name="UrbanBody"><office:annotation><dc:creator>Stéphan Geulette</dc:creator><dc:date>2011-04-04T10:40:18</dc:date><text:p text:style-name="P6"><text:span text:style-name="T11">do text if len(self.getSolicitOpinionsTo()) &gt; 0 or self.getInvestigationStart()</text:span></text:p></office:annotation><text:line-break/>Cependant, l'article 4, 2° du CWATUPE stipule que le délai prescrit pour une enquête publique ou pour la consultation des services et commissions est suspendu entre le 16 juillet et le 15 août.</text:p>
      <text:p text:style-name="UrbanBody"><office:annotation><dc:creator>Stéphan Geulette</dc:creator><dc:date>2011-04-04T10:40:18</dc:date><text:p text:style-name="P6"><text:span text:style-name="T11">do text if len(self.getSolicitOpinionsTo()) &gt; 0</text:span></text:p></office:annotation><text:line-break/>Ces services ou commissions transmettent leur avis dans les trente jours de la demande du Collège Communal. Passé ce délai, l’avis est réputé favorable (CWATUPE, art.116 § 2).</text:p>
      <text:p text:style-name="UrbanBody"/>
      <text:p text:style-name="UrbanBody">Le projet n'est pas susceptible d'avoir des incidences notables sur l'environnement, tenant compte des critères de sélection pertinents visés à l'article D66 §2 du Livre 1er du Code de l'Environnement ainsi que des informations connues à ce stade de l'instruction de la demande de permis.</text:p>
      <text:p text:style-name="UrbanBody"/>
      <text:p text:style-name="UrbanBody">En application de l’article 117 du CWATUPE, l’envoi de la décision du Collège Communal interviendra dans un délai de <text:text-input text:description="Délai">self.getAnnoncedDelay(theObject=True).getDeadLineDelay()</text:text-input><text:s/>jours à compter de la date du récépissé.</text:p>
      <text:p text:style-name="UrbanBody"/>
      <text:p text:style-name="UrbanBody"><office:annotation><dc:creator>Gauthier Bastien</dc:creator><dc:date>2011-02-21T09:23:46</dc:date><text:p text:style-name="P6"><text:span text:style-name="T11">do text if not len(self.getApplicants()) &gt; 1</text:span></text:p></office:annotation>Demeurant à votre disposition, nous vous prions d'agréer, <text:text-input text:description="Titre du demandeur">applicantobj.getPersonTitleValue()</text:text-input>, nos salutations distinguées.</text:p>
      <text:p text:style-name="UrbanBody"><office:annotation><dc:creator>Gauthier Bastien</dc:creator><dc:date>2011-02-21T09:23:46</dc:date><text:p text:style-name="P6"><text:span text:style-name="T11">do text if len(self.getApplicants()) &gt; 1</text:span></text:p></office:annotation>Demeurant à votre disposition, nous vous prions d'agréer, <text:span text:style-name="T3">&lt;%Titre%&gt;</text:span>, nos salutations distinguées.</text:p>
      <text:p text:style-name="UrbanBody"/>
      <text:p text:style-name="UrbanBody"/>
      <text:p text:style-name="UrbanBody"><office:annotation><dc:creator>Gauthier Bastien</dc:creator><dc:date>2011-01-13T14:56:41</dc:date><text:p text:style-name="P6"><text:span text:style-name="T10">do text</text:span></text:p><text:p text:style-name="P6"><text:span text:style-name="T10">from document(at=signatures, format='odt')</text:span></text:p></office:annotation><text:span text:style-name="T1">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StarSymbol" svg:font-family="StarSymbol"/>
    <style:font-face style:name="Tahoma1" svg:font-family="Tahoma"/>
    <style:font-face style:name="DejaVu Sans1" svg:font-family="'DejaVu Sans'"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Condensed" style:font-family-asian="'DejaVu Sans Condensed'" style:font-family-generic-asian="system" style:font-pitch-asian="variable" style:font-size-asian="14pt" style:font-name-complex="DejaVu Sans Condensed" style:font-family-complex="'DejaVu Sans Condensed'"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 </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0-12-02T10:18:58.243639993</dc:date>
    <dc:language>fr-FR</dc:language>
    <meta:editing-cycles>137</meta:editing-cycles>
    <meta:editing-duration>P2DT9H1M57S</meta:editing-duration>
    <meta:document-statistic meta:table-count="1" meta:image-count="0" meta:object-count="0" meta:page-count="2" meta:paragraph-count="38" meta:word-count="625" meta:character-count="4167" meta:non-whitespace-character-count="3605"/>
    <meta:user-defined meta:name="Info 1"/>
    <meta:user-defined meta:name="Info 2"/>
    <meta:user-defined meta:name="Info 3"/>
    <meta:user-defined meta:name="Info 4"/>
  </office:meta>
</office:document-meta>
</file>